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black" svg:font-family="'arial black'"/>
    <style:font-face style:name="Courier New" svg:font-family="'Courier New'" style:font-family-generic="modern"/>
    <style:font-face style:name="Century Gothic2" svg:font-family="'Century Gothic'" style:font-family-generic="roma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052cm" table:align="margins" style:writing-mode="lr-tb"/>
    </style:style>
    <style:style style:name="Table2.A" style:family="table-column">
      <style:table-column-properties style:column-width="4.263cm" style:rel-column-width="16383*"/>
    </style:style>
    <style:style style:name="Table2.D" style:family="table-column">
      <style:table-column-properties style:column-width="4.263cm" style:rel-column-width="16386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4.035cm" table:align="center" style:writing-mode="lr-tb"/>
    </style:style>
    <style:style style:name="Table1.A" style:family="table-column">
      <style:table-column-properties style:column-width="14.035cm"/>
    </style:style>
    <style:style style:name="Table1.1" style:family="table-row">
      <style:table-row-properties style:min-row-height="0.459cm" style:keep-together="true"/>
    </style:style>
    <style:style style:name="Table1.A1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le1.A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style:font-name="Century Gothic" fo:font-size="20pt" fo:language="pt" fo:country="BR" fo:font-weight="bold" style:font-size-asian="20pt" style:language-asian="pt" style:country-asian="BR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 style:parent-style-name="Standard">
      <style:paragraph-properties fo:text-align="center" style:justify-single-word="false" fo:background-color="#cccccc" fo:padding-left="0.141cm" fo:padding-right="0.141cm" fo:padding-top="0.035cm" fo:padding-bottom="0.035cm" fo:border="0.018cm solid #000000">
        <style:background-image/>
      </style:paragraph-properties>
      <style:text-properties style:font-name="Century Gothic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7pt" style:font-size-asian="7pt"/>
    </style:style>
    <style:style style:name="P5" style:family="paragraph" style:parent-style-name="Table_20_Contents">
      <style:text-properties style:font-name="Verdana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Verdana" fo:font-size="7pt" fo:font-weight="bold" style:font-size-asian="7pt" style:font-weight-asian="bold" style:font-size-complex="7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size-asian="10pt"/>
    </style:style>
    <style:style style:name="P9" style:family="paragraph" style:parent-style-name="Standard">
      <style:paragraph-properties fo:text-align="center" style:justify-single-word="false"/>
      <style:text-properties style:font-name="Century Gothic" fo:font-size="22pt" fo:font-weight="bold" style:font-size-asian="22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size="10pt" style:font-size-asian="10pt"/>
    </style:style>
    <style:style style:name="P13" style:family="paragraph" style:parent-style-name="Standard">
      <style:paragraph-properties fo:text-align="center" style:justify-single-word="false"/>
      <style:text-properties style:font-name="Century Gothic" fo:font-size="14pt" style:font-size-asian="14pt"/>
    </style:style>
    <style:style style:name="P14" style:family="paragraph">
      <style:paragraph-properties text:enable-numbering="false" style:writing-mode="lr-tb"/>
    </style:style>
    <style:style style:name="P15" style:family="paragraph">
      <style:paragraph-properties text:enable-numbering="false" style:writing-mode="lr-tb"/>
      <style:text-properties style:font-name="Century Gothic2" fo:font-size="20pt" fo:letter-spacing="0.001cm" fo:font-style="normal" fo:font-weight="normal"/>
    </style:style>
    <style:style style:name="P16" style:family="paragraph">
      <style:paragraph-properties text:enable-numbering="false" style:writing-mode="lr-tb"/>
      <style:text-properties style:font-name="Century Gothic2" fo:font-size="20pt" fo:letter-spacing="0.001cm" fo:font-style="normal" fo:font-weight="bold"/>
    </style:style>
    <style:style style:name="T1" style:family="text">
      <style:text-properties fo:font-size="10pt" style:font-name-asian="Webdings" style:font-size-asian="10pt" style:font-name-complex="Webdings" style:font-size-complex="10pt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entury Gothic" fo:font-size="14pt" fo:font-weight="bold" style:font-size-asian="14pt" style:font-weight-asian="bold" style:font-weight-complex="bold"/>
    </style:style>
    <style:style style:name="T5" style:family="text">
      <style:text-properties fo:color="#000000" style:font-name="Century Gothic" fo:font-size="10pt" fo:font-weight="normal" style:font-name-asian="MS Mincho" style:font-size-asian="10pt" style:font-weight-asian="normal" style:font-weight-complex="normal"/>
    </style:style>
    <style:style style:name="T6" style:family="text">
      <style:text-properties style:font-name="Century Gothic" fo:font-size="14pt" style:font-size-asian="14pt"/>
    </style:style>
    <style:style style:name="T7" style:family="text">
      <style:text-properties style:font-name="Century Gothic2" fo:font-size="20pt" fo:letter-spacing="0.001cm" fo:font-style="normal" fo:font-weight="normal"/>
    </style:style>
    <style:style style:name="T8" style:family="text">
      <style:text-properties style:font-name="Century Gothic2" fo:font-size="20pt" fo:letter-spacing="0.001cm" fo:font-style="normal" fo:font-weight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style:border-line-width="0.002cm 0.088cm 0.002cm" fo:padding-left="0.268cm" fo:padding-right="0.268cm" fo:padding-top="0.141cm" fo:padding-bottom="0.141cm" fo:border="0.092cm double #000000">
        <style:background-image/>
      </style:graphic-properties>
    </style:style>
    <style:style style:name="gr1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horizontal-align="center" draw:textarea-vertical-align="top" draw:auto-grow-height="false" draw:fit-to-size="false" fo:padding-top="0.229cm" fo:padding-bottom="0.229cm" fo:padding-left="0.441cm" fo:padding-right="0.441cm" fo:wrap-option="no-wrap" draw:shadow="hidden" draw:shadow-color="#868686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char" draw:z-index="3" draw:style-name="gr1" draw:text-style-name="P2" svg:width="17.477cm" svg:height="11.113cm" svg:x="0.157cm" svg:y="-2.609cm"><text:p/><draw:enhanced-geometry svg:viewBox="0 0 21600 21600" draw:type="rectangle" draw:enhanced-path="M 0 0 L 21600 0 21600 21600 0 21600 0 0 Z N"/></draw:custom-shape><draw:frame draw:style-name="fr1" draw:name="Frame1" text:anchor-type="char" svg:x="0.011cm" svg:y="-6.098cm" svg:width="17.771cm" svg:height="2.999cm" draw:z-index="5"><draw:text-box><text:p text:style-name="P3">PARA USO DOS CORREIOS</text:p><text:p text:style-name="P4"/><table:table table:name="Table2" table:style-name="Table2"><table:table-column table:style-name="Table2.A" table:number-columns-repeated="3"/><table:table-column table:style-name="Table2.D"/><table:table-row><table:table-cell table:style-name="Table2.A1" office:value-type="string"><text:p text:style-name="P5"><text:span text:style-name="T1"></text:span><text:span text:style-name="T2"> Mudou-se </text:span></text:p></table:table-cell><table:table-cell table:style-name="Table2.A1" office:value-type="string"><text:p text:style-name="P5"><text:span text:style-name="T1"></text:span><text:span text:style-name="T2"> Endereço Incompleto</text:span></text:p></table:table-cell><table:table-cell table:style-name="Table2.A1" office:value-type="string"><text:p text:style-name="P5"><text:span text:style-name="T1"></text:span><text:span text:style-name="T2"> Não Encontrado</text:span></text:p></table:table-cell><table:table-cell table:style-name="Table2.A1" office:value-type="string"><text:p text:style-name="P5"><text:span text:style-name="T1"></text:span><text:span text:style-name="T2"> Recusou receber </text:span></text:p></table:table-cell></table:table-row></table:table><text:p text:style-name="P6"><text:s/><text:span text:style-name="T3">Data: ____/____/____ <text:line-break/></text:span></text:p><text:p text:style-name="P7">Hora do registro: ___:___ Responsável pelo Registro: ________________________________ Matrícula: __________</text:p><text:p text:style-name="P8"/></draw:text-box></draw:frame></text:p>
      <text:p text:style-name="P9">- D E S T I N A T Á R I O -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4">Destinatário: </text:span><text:span text:style-name="T5">[Dat.destinatario]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4">Endereço: </text:span><text:span text:style-name="T5">[Dat.endereco]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4">Bairro: </text:span><text:span text:style-name="T5">[Dat.bairro]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4">CEP: </text:span><text:span text:style-name="T5">[Dat.cep]</text:span></text:p>
          </table:table-cell>
        </table:table-row>
        <table:table-row table:style-name="Table1.1">
          <table:table-cell table:style-name="Table1.A5" office:value-type="string">
            <text:p text:style-name="P11"><text:span text:style-name="T4">Cidade/Estado:</text:span><text:span text:style-name="T6"> </text:span><text:span text:style-name="T5">[Dat.cidade_estado]</text:span></text:p>
          </table:table-cell>
        </table:table-row>
      </table:table>
      <text:p text:style-name="P12"/>
      <text:p text:style-name="P12"/>
      <text:p text:style-name="P13"><draw:custom-shape text:anchor-type="char" draw:z-index="1" draw:style-name="gr2" draw:text-style-name="P15" svg:width="10.478cm" svg:height="2.858cm" draw:transform="rotate (3.1415926535892) translate (14.2875cm 9.31156944444444cm)"><text:p text:style-name="P14"><text:span text:style-name="T7">-Coordenadoria Fazendária do Município – CFM - SETOR DE REGISTRO E COBRANÇA DA DÍVIDA ATIVA -</text:span></text:p><text:p text:style-name="P14"><text:span text:style-name="T7">Rua Santos Dumont, nº 86 – Centro </text:span></text:p><text:p text:style-name="P14"><text:span text:style-name="T7">CEP: 48.280-000, Mata de São João/Ba</text:span></text:p><text:p text:style-name="P14"><text:span text:style-name="T7">Telefone: (71) 3635-3077 / 1669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0" draw:style-name="gr2" draw:text-style-name="P16" svg:width="6.351cm" svg:height="0.636cm" draw:transform="rotate (3.1415926535892) translate (12.065cm 10.2640694444444cm)"><text:p text:style-name="P14"><text:span text:style-name="T8">- R E M E T E N T E -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" draw:style-name="gr3" draw:text-style-name="P2" svg:width="12.383cm" svg:height="3.176cm" svg:x="2.54cm" svg:y="6.322cm"><text:p/><draw:enhanced-geometry svg:viewBox="0 0 21600 21600" draw:type="rectangle" draw:enhanced-path="M 0 0 L 21600 0 21600 21600 0 21600 0 0 Z N"/></draw:custom-shape><draw:custom-shape text:anchor-type="char" draw:z-index="4" draw:style-name="gr1" draw:text-style-name="P2" svg:width="17.454cm" svg:height="8.573cm" svg:x="0.132cm" svg:y="4.919cm"><text:p/><draw:enhanced-geometry svg:viewBox="0 0 21600 21600" draw:type="rectangle" draw:enhanced-path="M 0 0 L 21600 0 21600 21600 0 21600 0 0 Z N"/></draw:custom-shape>URGENTE E CONFIDENC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black" svg:font-family="'arial black'"/>
    <style:font-face style:name="Courier New" svg:font-family="'Courier New'" style:font-family-generic="modern"/>
    <style:font-face style:name="Century Gothic2" svg:font-family="'Century Gothic'" style:font-family-generic="roma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keep-with-next="always"/>
      <style:text-properties style:font-name="Century Gothic"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keep-with-next="always"/>
      <style:text-properties style:font-name="Century Gothic" fo:font-size="11pt" fo:font-style="italic" style:font-size-asian="11pt" style:font-style-asian="italic" style:font-style-complex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Century Gothic" fo:font-size="11pt" fo:font-weight="bold" style:font-size-asian="11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">
        <style:list-level-properties text:min-label-width="0.635cm"/>
        <style:text-properties style:font-name="Monotype Sort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P2" style:family="paragraph" style:parent-style-name="Corpo_20_de_20_texto_20_2">
      <style:paragraph-properties fo:margin-left="0cm" fo:margin-right="0cm" fo:text-align="start" style:justify-single-word="false" fo:text-indent="0.51cm" style:auto-text-indent="false"/>
      <style:text-properties style:font-name="Arial Black" fo:font-size="13pt" fo:font-weight="bold" style:font-size-asian="13pt" style:font-weight-asian="bold" style:font-weight-complex="bold"/>
    </style:style>
    <style:style style:name="P3" style:family="paragraph" style:parent-style-name="Corpo_20_de_20_texto_20_2">
      <style:paragraph-properties fo:margin-left="0cm" fo:margin-right="0cm" fo:text-align="start" style:justify-single-word="false" fo:text-indent="0.51cm" style:auto-text-indent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Corpo_20_de_20_texto_20_2">
      <style:paragraph-properties fo:margin-left="0cm" fo:margin-right="0cm" fo:text-align="start" style:justify-single-word="false" fo:text-indent="0.51cm" style:auto-text-indent="false"/>
      <style:text-properties style:font-name="arial" fo:font-size="11pt" fo:font-weight="bold" style:font-size-asian="11pt" style:font-weight-asian="bold" style:font-weight-complex="bold"/>
    </style:style>
    <style:page-layout style:name="pm1">
      <style:page-layout-properties fo:page-width="21.59cm" fo:page-height="34.405cm" style:num-format="1" style:print-orientation="portrait" fo:margin-top="1.251cm" fo:margin-bottom="2.671cm" fo:margin-left="1.9cm" fo:margin-right="1.9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89cm" fo:margin-left="0cm" fo:margin-right="0cm" fo:margin-bottom="3.09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>PREFEITURA MUNICIPAL DE MATA DE SÃO JOÃO</text:p>
        <text:p text:style-name="P3">SECRETARIA DE ADMINISTRAÇÃO E FINANÇAS - SECAF</text:p>
        <text:p text:style-name="P3">Coordenadoria Fazendária do Município – CFM</text:p>
        <text:p text:style-name="P4">Setor de Registro e Cobrança da Dívida Ativ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ATA DA REUNIÃO DO DIA 31/03/05</dc:title>
    <meta:initial-creator>rita</meta:initial-creator>
    <meta:creation-date>2007-01-04T09:21:00</meta:creation-date>
    <dc:date>2007-07-27T11:49:27</dc:date>
    <meta:print-date>2006-12-29T14:45:00</meta:print-date>
    <dc:language>pt-BR</dc:language>
    <meta:editing-cycles>30</meta:editing-cycles>
    <meta:editing-duration>PT27M4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73" meta:character-count="563"/>
  </office:meta>
</office:document-meta>
</file>